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8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Le Sunday Surprise</text:span></text:p>
      <text:p text:style-name="P1"><text:span text:style-name="T2"/></text:p>
      <text:p text:style-name="P1"><text:span text:style-name="T3">Énorme, extravagant, abracadabrantesque: les qualificatifs manquent pour décrire le lot que remporte le vainqueur de ce tournoi qui a lieu sur winamax.fr, chaque dimanche à 20h30. Et évidemment, c'est ... en plus de la dotation garantie de 40 000€ !</text:span></text:p>
      <text:p text:style-name="P1"><text:span text:style-name="T4"/></text:p>
      <text:p text:style-name="P2"><text:span text:style-name="T5"><text:s/></text:span><text:a xlink:href="https://www.winamax.fr/img/content/tournaments/bali_sunday_surprise_page_fr.jpg"><text:span text:style-name="T6">https://www.winamax.fr/img/content/tournaments/bali_sunday_surprise_page_fr.jpg</text:span></text:a><text:span text:style-name="T7"/></text:p>
      <text:p text:style-name="P3"><text:span text:style-name="T8">Bali et les dragons de Komodo...</text:span></text:p>
      <text:p text:style-name="P3"><text:span text:style-name="T9">En plus des 40 000€ garantis !</text:span></text:p>
      <text:p text:style-name="P3"><text:span text:style-name="T10">Dimanche 31 août à 20h30 – Inscription 10€</text:span></text:p>
      <text:p text:style-name="P3"><text:span text:style-name="T11"/></text:p>
      <text:p text:style-name="P3"><text:span text:style-name="T12">Vous avez toujours rêvé de voir un vrai dragon ? Le Sunday Surprise, générateur de merveilles hebdomadaires, vous invite à découvrir l’animal qui s’en rapproche le plus,<text:s/></text:span><text:span text:style-name="T13">le Dragon de Komodo</text:span><text:span text:style-name="T14">. Pour cela, vous serez forcé de vous rendre dans son habitat naturel, en Indonésie, sur l’île de Komodo. </text:span></text:p>
      <text:p text:style-name="P3"><text:span text:style-name="T14">Vous passerez deux jours dans le Parc National de Komodo, accompagné de rangers locaux et découvrirez la faune spectaculaire de ce petit bout du monde : cerfs, buffles, macaques, des centaines d’espèces d’oiseaux et le fameux Dragon de Komodo, une bête qui peut vivre plus de 50 ans et peser plus de 70 kilos. </text:span></text:p>
      <text:p text:style-name="P3"><text:span text:style-name="T15"/></text:p>
      <text:p text:style-name="P3"><text:span text:style-name="T16">Vous profiterez ensuite de la sublime carte postale offerte par l’ile de Bali et ses habitants, avec la personne de votre choix… à l’unique condition de bien vouloir remporter le Sunday Surprise de dimanche !</text:span></text:p>
      <text:p text:style-name="P3"><text:span text:style-name="T16"><text:s/></text:span></text:p>
      <text:p text:style-name="P3"><text:span text:style-name="T16">Détails du lot :</text:span></text:p>
      <text:p text:style-name="P3"><text:span text:style-name="T16">Séjour d’une semaine pour deux personnes à Bali</text:span></text:p>
      <text:p text:style-name="P3"><text:span text:style-name="T16">A/R Paris – Denpasar pour deux personnes</text:span></text:p>
      <text:p text:style-name="P3"><text:span text:style-name="T16">Hébergements en hôtels 3 et 4* avec petits déjeuners inclus</text:span></text:p>
      <text:p text:style-name="P3"><text:span text:style-name="T16">Excursion de deux jours sur l’île de Komodo. A/R en avion et hébergements sur place inclus. Excursion encadrée par des rangers du Parc National de Komodo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